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10.01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8.45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10.8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12.36pt"/>
    </style:style>
    <style:style style:name="co11" style:family="table-column">
      <style:table-column-properties fo:break-before="auto" style:column-width="30.1pt"/>
    </style:style>
    <style:style style:name="co12" style:family="table-column">
      <style:table-column-properties fo:break-before="auto" style:column-width="27.75pt"/>
    </style:style>
    <style:style style:name="co13" style:family="table-column">
      <style:table-column-properties fo:break-before="auto" style:column-width="24.69pt"/>
    </style:style>
    <style:style style:name="co14" style:family="table-column">
      <style:table-column-properties fo:break-before="auto" style:column-width="11.54pt"/>
    </style:style>
    <style:style style:name="co15" style:family="table-column">
      <style:table-column-properties fo:break-before="auto" style:column-width="33.14pt"/>
    </style:style>
    <style:style style:name="co16" style:family="table-column">
      <style:table-column-properties fo:break-before="auto" style:column-width="30.84pt"/>
    </style:style>
    <style:style style:name="co17" style:family="table-column">
      <style:table-column-properties fo:break-before="auto" style:column-width="25.46pt"/>
    </style:style>
    <style:style style:name="co18" style:family="table-column">
      <style:table-column-properties fo:break-before="auto" style:column-width="13.1pt"/>
    </style:style>
    <style:style style:name="co19" style:family="table-column">
      <style:table-column-properties fo:break-before="auto" style:column-width="26.19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99"/>
      <style:text-properties fo:color="#ff33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cc00"/>
      <style:text-properties fo:color="#ff3300"/>
    </style:style>
    <style:style style:name="ce6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9ffff"/>
    </style:style>
    <style:style style:name="ce8" style:family="table-cell" style:parent-style-name="Default">
      <style:table-cell-properties fo:background-color="#99ffff"/>
      <style:text-properties fo:color="#ff3300"/>
    </style:style>
    <style:style style:name="ce9" style:family="table-cell" style:parent-style-name="Default">
      <style:table-cell-properties fo:background-color="#00cccc"/>
    </style:style>
    <style:style style:name="ce10" style:family="table-cell" style:parent-style-name="Default">
      <style:table-cell-properties fo:background-color="#00cccc"/>
      <style:text-properties fo:color="#ff3300"/>
    </style:style>
    <style:style style:name="ce11" style:family="table-cell" style:parent-style-name="Default">
      <style:table-cell-properties fo:background-color="#99ffff"/>
      <style:text-properties style:use-window-font-color="true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background-color="#66ffff"/>
      <style:text-properties fo:color="#ff3300"/>
    </style:style>
    <style:style style:name="ce14" style:family="table-cell" style:parent-style-name="Default">
      <style:table-cell-properties fo:background-color="#00cccc"/>
      <style:text-properties style:use-window-font-color="true"/>
    </style:style>
    <style:style style:name="ce15" style:family="table-cell" style:parent-style-name="Default">
      <style:table-cell-properties fo:background-color="#99ffff"/>
      <style:text-properties fo:color="#000000"/>
    </style:style>
    <style:style style:name="ce16" style:family="table-cell" style:parent-style-name="Default">
      <style:table-cell-properties fo:background-color="#66ffff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k20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k3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53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k64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75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k86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k97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k108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k120</text:p>
          </table:table-cell>
          <table:covered-table-cell table:style-name="ce9"/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" office:value-type="float" office:value="1.41111111111111" calcext:value-type="float">
            <text:p>1.41111111111111</text:p>
          </table:table-cell>
          <table:table-cell table:style-name="ce4" table:formula="of:=[.A8]/[.B8]" office:value-type="float" office:value="0.0708661417322835" calcext:value-type="float">
            <text:p>0.070866141732284</text:p>
          </table:table-cell>
          <table:table-cell table:style-name="ce7" office:value-type="float" office:value="1.72222222222222" calcext:value-type="float">
            <text:p>1.72222222222222</text:p>
          </table:table-cell>
          <table:table-cell table:style-name="ce9" table:formula="of:=[.A8]/[.D8]" office:value-type="float" office:value="0.0580645161290323" calcext:value-type="float">
            <text:p>0.058064516129032</text:p>
          </table:table-cell>
          <table:table-cell table:style-name="ce2" office:value-type="float" office:value="1.64444444444444" calcext:value-type="float">
            <text:p>1.64444444444444</text:p>
          </table:table-cell>
          <table:table-cell table:style-name="ce4" table:formula="of:=[.A8]/[.F8]" office:value-type="float" office:value="0.060810810810811" calcext:value-type="float">
            <text:p>0.060810810810811</text:p>
          </table:table-cell>
          <table:table-cell table:style-name="ce7" office:value-type="float" office:value="1.56666666666667" calcext:value-type="float">
            <text:p>1.56666666666667</text:p>
          </table:table-cell>
          <table:table-cell table:formula="of:=[.A8]/[.H8]" office:value-type="float" office:value="0.0638297872340424" calcext:value-type="float">
            <text:p>0.063829787234043</text:p>
          </table:table-cell>
          <table:table-cell table:style-name="ce2" office:value-type="float" office:value="1.17777777777778" calcext:value-type="float">
            <text:p>1.17777777777778</text:p>
          </table:table-cell>
          <table:table-cell table:style-name="ce4" table:formula="of:=[.A8]/[.J8]" office:value-type="float" office:value="0.0849056603773585" calcext:value-type="float">
            <text:p>0.084905660377359</text:p>
          </table:table-cell>
          <table:table-cell table:style-name="ce7" office:value-type="float" office:value="1.1" calcext:value-type="float">
            <text:p>1.1</text:p>
          </table:table-cell>
          <table:table-cell table:style-name="ce9" table:formula="of:=[.A8]/[.L8]" office:value-type="float" office:value="0.0909090909090909" calcext:value-type="float">
            <text:p>0.090909090909091</text:p>
          </table:table-cell>
          <table:table-cell table:style-name="ce7" office:value-type="float" office:value="1.56666666666667" calcext:value-type="float">
            <text:p>1.56666666666667</text:p>
          </table:table-cell>
          <table:table-cell table:style-name="ce9" table:formula="of:=[.A8]/[.N8]" office:value-type="float" office:value="0.0638297872340425" calcext:value-type="float">
            <text:p>0.063829787234043</text:p>
          </table:table-cell>
          <table:table-cell table:style-name="ce2" office:value-type="float" office:value="1.48888888888889" calcext:value-type="float">
            <text:p>1.48888888888889</text:p>
          </table:table-cell>
          <table:table-cell table:style-name="ce4" table:formula="of:=[.A8]/[.P8]" office:value-type="float" office:value="0.0671641791044776" calcext:value-type="float">
            <text:p>0.067164179104478</text:p>
          </table:table-cell>
          <table:table-cell table:style-name="ce7" office:value-type="float" office:value="1.1" calcext:value-type="float">
            <text:p>1.1</text:p>
          </table:table-cell>
          <table:table-cell table:style-name="ce9" table:formula="of:=[.A8]/[.R8]" office:value-type="float" office:value="0.0909090909090909" calcext:value-type="float">
            <text:p>0.090909090909091</text:p>
          </table:table-cell>
          <table:table-cell table:number-columns-repeated="6"/>
        </table:table-row>
        <table:table-row table:style-name="ro1">
          <table:table-cell office:value-type="float" office:value="0.0599484250318941" calcext:value-type="float">
            <text:p>0.059948425031894</text:p>
          </table:table-cell>
          <table:table-cell table:style-name="ce2" office:value-type="float" office:value="1.48888888888889" calcext:value-type="float">
            <text:p>1.48888888888889</text:p>
          </table:table-cell>
          <table:table-cell table:style-name="ce4" table:formula="of:=[.A9]/[.B9]" office:value-type="float" office:value="0.0402638675587348" calcext:value-type="float">
            <text:p>0.040263867558735</text:p>
          </table:table-cell>
          <table:table-cell table:style-name="ce7" office:value-type="float" office:value="1.33333333333333" calcext:value-type="float">
            <text:p>1.33333333333333</text:p>
          </table:table-cell>
          <table:table-cell table:style-name="ce9" table:formula="of:=[.A9]/[.D9]" office:value-type="float" office:value="0.0449613187739206" calcext:value-type="float">
            <text:p>0.044961318773921</text:p>
          </table:table-cell>
          <table:table-cell table:style-name="ce3" office:value-type="float" office:value="1.33333333333333" calcext:value-type="float">
            <text:p>1.33333333333333</text:p>
          </table:table-cell>
          <table:table-cell table:style-name="ce5" table:formula="of:=[.A9]/[.F9]" office:value-type="float" office:value="0.0449613187739206" calcext:value-type="float">
            <text:p>0.044961318773921</text:p>
          </table:table-cell>
          <table:table-cell table:style-name="ce7" office:value-type="float" office:value="1.25555555555556" calcext:value-type="float">
            <text:p>1.25555555555556</text:p>
          </table:table-cell>
          <table:table-cell table:formula="of:=[.A9]/[.H9]" office:value-type="float" office:value="0.0477465332112429" calcext:value-type="float">
            <text:p>0.047746533211243</text:p>
          </table:table-cell>
          <table:table-cell table:style-name="ce3" office:value-type="float" office:value="1.25555555555556" calcext:value-type="float">
            <text:p>1.25555555555556</text:p>
          </table:table-cell>
          <table:table-cell table:style-name="ce5" table:formula="of:=[.A9]/[.J9]" office:value-type="float" office:value="0.0477465332112431" calcext:value-type="float">
            <text:p>0.047746533211243</text:p>
          </table:table-cell>
          <table:table-cell table:style-name="ce7" office:value-type="float" office:value="1.8" calcext:value-type="float">
            <text:p>1.8</text:p>
          </table:table-cell>
          <table:table-cell table:style-name="ce9" table:formula="of:=[.A9]/[.L9]" office:value-type="float" office:value="0.0333046805732745" calcext:value-type="float">
            <text:p>0.033304680573275</text:p>
          </table:table-cell>
          <table:table-cell table:style-name="ce8" office:value-type="float" office:value="1.41111111111111" calcext:value-type="float">
            <text:p>1.41111111111111</text:p>
          </table:table-cell>
          <table:table-cell table:style-name="ce10" table:formula="of:=[.A9]/[.N9]" office:value-type="float" office:value="0.0424831358493738" calcext:value-type="float">
            <text:p>0.042483135849374</text:p>
          </table:table-cell>
          <table:table-cell table:style-name="ce3" office:value-type="float" office:value="1.17777777777778" calcext:value-type="float">
            <text:p>1.17777777777778</text:p>
          </table:table-cell>
          <table:table-cell table:style-name="ce5" table:formula="of:=[.A9]/[.P9]" office:value-type="float" office:value="0.0508996061591553" calcext:value-type="float">
            <text:p>0.050899606159155</text:p>
          </table:table-cell>
          <table:table-cell table:style-name="ce7" office:value-type="float" office:value="1.17777777777778" calcext:value-type="float">
            <text:p>1.17777777777778</text:p>
          </table:table-cell>
          <table:table-cell table:style-name="ce9" table:formula="of:=[.A9]/[.R9]" office:value-type="float" office:value="0.0508996061591553" calcext:value-type="float">
            <text:p>0.050899606159155</text:p>
          </table:table-cell>
          <table:table-cell table:number-columns-repeated="6"/>
        </table:table-row>
        <table:table-row table:style-name="ro1">
          <table:table-cell office:value-type="float" office:value="0.0359381366380463" calcext:value-type="float">
            <text:p>0.035938136638046</text:p>
          </table:table-cell>
          <table:table-cell table:style-name="ce3" office:value-type="float" office:value="1.72222222222222" calcext:value-type="float">
            <text:p>1.72222222222222</text:p>
          </table:table-cell>
          <table:table-cell table:style-name="ce5" table:formula="of:=[.A10]/[.B10]" office:value-type="float" office:value="0.020867305144672" calcext:value-type="float">
            <text:p>0.020867305144672</text:p>
          </table:table-cell>
          <table:table-cell table:style-name="ce8" office:value-type="float" office:value="1.56666666666667" calcext:value-type="float">
            <text:p>1.56666666666667</text:p>
          </table:table-cell>
          <table:table-cell table:style-name="ce10" table:formula="of:=[.A10]/[.D10]" office:value-type="float" office:value="0.0229392361519444" calcext:value-type="float">
            <text:p>0.022939236151944</text:p>
          </table:table-cell>
          <table:table-cell table:style-name="ce2" office:value-type="float" office:value="1.41111111111111" calcext:value-type="float">
            <text:p>1.41111111111111</text:p>
          </table:table-cell>
          <table:table-cell table:style-name="ce4" table:formula="of:=[.A10]/[.F10]" office:value-type="float" office:value="0.0254679708458596" calcext:value-type="float">
            <text:p>0.02546797084586</text:p>
          </table:table-cell>
          <table:table-cell table:style-name="ce7" office:value-type="float" office:value="1.25555555555556" calcext:value-type="float">
            <text:p>1.25555555555556</text:p>
          </table:table-cell>
          <table:table-cell table:formula="of:=[.A10]/[.H10]" office:value-type="float" office:value="0.0286232946674704" calcext:value-type="float">
            <text:p>0.02862329466747</text:p>
          </table:table-cell>
          <table:table-cell table:style-name="ce2" office:value-type="float" office:value="1.25555555555556" calcext:value-type="float">
            <text:p>1.25555555555556</text:p>
          </table:table-cell>
          <table:table-cell table:style-name="ce4" table:formula="of:=[.A10]/[.J10]" office:value-type="float" office:value="0.0286232946674705" calcext:value-type="float">
            <text:p>0.028623294667471</text:p>
          </table:table-cell>
          <table:table-cell table:style-name="ce7" office:value-type="float" office:value="1.1" calcext:value-type="float">
            <text:p>1.1</text:p>
          </table:table-cell>
          <table:table-cell table:style-name="ce9" table:formula="of:=[.A10]/[.L10]" office:value-type="float" office:value="0.0326710333073148" calcext:value-type="float">
            <text:p>0.032671033307315</text:p>
          </table:table-cell>
          <table:table-cell table:style-name="ce7" office:value-type="float" office:value="1.8" calcext:value-type="float">
            <text:p>1.8</text:p>
          </table:table-cell>
          <table:table-cell table:style-name="ce9" table:formula="of:=[.A10]/[.N10]" office:value-type="float" office:value="0.0199656314655813" calcext:value-type="float">
            <text:p>0.019965631465581</text:p>
          </table:table-cell>
          <table:table-cell table:style-name="ce2" office:value-type="float" office:value="1.8" calcext:value-type="float">
            <text:p>1.8</text:p>
          </table:table-cell>
          <table:table-cell table:style-name="ce4" table:formula="of:=[.A10]/[.P10]" office:value-type="float" office:value="0.0199656314655813" calcext:value-type="float">
            <text:p>0.019965631465581</text:p>
          </table:table-cell>
          <table:table-cell table:style-name="ce7" office:value-type="float" office:value="1.64444444444444" calcext:value-type="float">
            <text:p>1.64444444444444</text:p>
          </table:table-cell>
          <table:table-cell table:style-name="ce9" table:formula="of:=[.A10]/[.R10]" office:value-type="float" office:value="0.0218542722798931" calcext:value-type="float">
            <text:p>0.021854272279893</text:p>
          </table:table-cell>
          <table:table-cell table:number-columns-repeated="6"/>
        </table:table-row>
        <table:table-row table:style-name="ro1">
          <table:table-cell office:value-type="float" office:value="0.0215443469003188" calcext:value-type="float">
            <text:p>0.021544346900319</text:p>
          </table:table-cell>
          <table:table-cell table:style-name="ce2" office:value-type="float" office:value="1.33333333333333" calcext:value-type="float">
            <text:p>1.33333333333333</text:p>
          </table:table-cell>
          <table:table-cell table:style-name="ce4" table:formula="of:=[.A11]/[.B11]" office:value-type="float" office:value="0.0161582601752391" calcext:value-type="float">
            <text:p>0.016158260175239</text:p>
          </table:table-cell>
          <table:table-cell table:style-name="ce7" office:value-type="float" office:value="1.72222222222222" calcext:value-type="float">
            <text:p>1.72222222222222</text:p>
          </table:table-cell>
          <table:table-cell table:style-name="ce9" table:formula="of:=[.A11]/[.D11]" office:value-type="float" office:value="0.0125096207808303" calcext:value-type="float">
            <text:p>0.01250962078083</text:p>
          </table:table-cell>
          <table:table-cell table:style-name="ce2" office:value-type="float" office:value="1.17777777777778" calcext:value-type="float">
            <text:p>1.17777777777778</text:p>
          </table:table-cell>
          <table:table-cell table:style-name="ce4" table:formula="of:=[.A11]/[.F11]" office:value-type="float" office:value="0.0182923700097046" calcext:value-type="float">
            <text:p>0.018292370009705</text:p>
          </table:table-cell>
          <table:table-cell table:style-name="ce8" office:value-type="float" office:value="1.8" calcext:value-type="float">
            <text:p>1.8</text:p>
          </table:table-cell>
          <table:table-cell table:style-name="ce10" table:formula="of:=[.A11]/[.H11]" office:value-type="float" office:value="0.0119690816112882" calcext:value-type="float">
            <text:p>0.011969081611288</text:p>
          </table:table-cell>
          <table:table-cell table:style-name="ce2" office:value-type="float" office:value="1.56666666666667" calcext:value-type="float">
            <text:p>1.56666666666667</text:p>
          </table:table-cell>
          <table:table-cell table:style-name="ce4" table:formula="of:=[.A11]/[.J11]" office:value-type="float" office:value="0.0137517107874376" calcext:value-type="float">
            <text:p>0.013751710787438</text:p>
          </table:table-cell>
          <table:table-cell table:style-name="ce7" office:value-type="float" office:value="1.72222222222222" calcext:value-type="float">
            <text:p>1.72222222222222</text:p>
          </table:table-cell>
          <table:table-cell table:style-name="ce9" table:formula="of:=[.A11]/[.L11]" office:value-type="float" office:value="0.0125096207808303" calcext:value-type="float">
            <text:p>0.01250962078083</text:p>
          </table:table-cell>
          <table:table-cell table:style-name="ce15" office:value-type="float" office:value="1.48888888888889" calcext:value-type="float">
            <text:p>1.48888888888889</text:p>
          </table:table-cell>
          <table:table-cell table:style-name="ce9" table:formula="of:=[.A11]/[.N11]" office:value-type="float" office:value="0.0144700837390201" calcext:value-type="float">
            <text:p>0.01447008373902</text:p>
          </table:table-cell>
          <table:table-cell table:style-name="ce2" office:value-type="float" office:value="1.8" calcext:value-type="float">
            <text:p>1.8</text:p>
          </table:table-cell>
          <table:table-cell table:style-name="ce4" table:formula="of:=[.A11]/[.P11]" office:value-type="float" office:value="0.0119690816112882" calcext:value-type="float">
            <text:p>0.011969081611288</text:p>
          </table:table-cell>
          <table:table-cell table:style-name="ce8" office:value-type="float" office:value="1.48888888888889" calcext:value-type="float">
            <text:p>1.48888888888889</text:p>
          </table:table-cell>
          <table:table-cell table:style-name="ce10" table:formula="of:=[.A11]/[.R11]" office:value-type="float" office:value="0.0144700837390201" calcext:value-type="float">
            <text:p>0.01447008373902</text:p>
          </table:table-cell>
          <table:table-cell table:number-columns-repeated="6"/>
        </table:table-row>
        <table:table-row table:style-name="ro1">
          <table:table-cell office:value-type="float" office:value="0.0129154966501488" calcext:value-type="float">
            <text:p>0.012915496650149</text:p>
          </table:table-cell>
          <table:table-cell table:style-name="ce2" office:value-type="float" office:value="1.33333333333333" calcext:value-type="float">
            <text:p>1.33333333333333</text:p>
          </table:table-cell>
          <table:table-cell table:style-name="ce4" table:formula="of:=[.A12]/[.B12]" office:value-type="float" office:value="0.00968662248761163" calcext:value-type="float">
            <text:p>0.009686622487612</text:p>
          </table:table-cell>
          <table:table-cell table:style-name="ce7" office:value-type="float" office:value="1.72222222222222" calcext:value-type="float">
            <text:p>1.72222222222222</text:p>
          </table:table-cell>
          <table:table-cell table:style-name="ce9" table:formula="of:=[.A12]/[.D12]" office:value-type="float" office:value="0.00749932063557029" calcext:value-type="float">
            <text:p>0.00749932063557</text:p>
          </table:table-cell>
          <table:table-cell table:style-name="ce2" office:value-type="float" office:value="1.64444444444444" calcext:value-type="float">
            <text:p>1.64444444444444</text:p>
          </table:table-cell>
          <table:table-cell table:style-name="ce4" table:formula="of:=[.A12]/[.F12]" office:value-type="float" office:value="0.00785401823319862" calcext:value-type="float">
            <text:p>0.007854018233199</text:p>
          </table:table-cell>
          <table:table-cell table:style-name="ce7" office:value-type="float" office:value="1.72222222222222" calcext:value-type="float">
            <text:p>1.72222222222222</text:p>
          </table:table-cell>
          <table:table-cell table:formula="of:=[.A12]/[.H12]" office:value-type="float" office:value="0.00749932063557028" calcext:value-type="float">
            <text:p>0.00749932063557</text:p>
          </table:table-cell>
          <table:table-cell table:style-name="ce3" office:value-type="float" office:value="1.56666666666667" calcext:value-type="float">
            <text:p>1.56666666666667</text:p>
          </table:table-cell>
          <table:table-cell table:style-name="ce5" table:formula="of:=[.A12]/[.J12]" office:value-type="float" office:value="0.0082439340320099" calcext:value-type="float">
            <text:p>0.00824393403201</text:p>
          </table:table-cell>
          <table:table-cell table:style-name="ce8" office:value-type="float" office:value="1.72222222222222" calcext:value-type="float">
            <text:p>1.72222222222222</text:p>
          </table:table-cell>
          <table:table-cell table:style-name="ce10" table:formula="of:=[.A12]/[.L12]" office:value-type="float" office:value="0.00749932063557029" calcext:value-type="float">
            <text:p>0.00749932063557</text:p>
          </table:table-cell>
          <table:table-cell table:style-name="ce7" office:value-type="float" office:value="1.1" calcext:value-type="float">
            <text:p>1.1</text:p>
          </table:table-cell>
          <table:table-cell table:style-name="ce9" table:formula="of:=[.A12]/[.N12]" office:value-type="float" office:value="0.0117413605910444" calcext:value-type="float">
            <text:p>0.011741360591044</text:p>
          </table:table-cell>
          <table:table-cell table:style-name="ce2" office:value-type="float" office:value="1.25555555555556" calcext:value-type="float">
            <text:p>1.25555555555556</text:p>
          </table:table-cell>
          <table:table-cell table:style-name="ce4" table:formula="of:=[.A12]/[.P12]" office:value-type="float" office:value="0.0102866787479061" calcext:value-type="float">
            <text:p>0.010286678747906</text:p>
          </table:table-cell>
          <table:table-cell table:style-name="ce7" office:value-type="float" office:value="1.41111111111111" calcext:value-type="float">
            <text:p>1.41111111111111</text:p>
          </table:table-cell>
          <table:table-cell table:style-name="ce9" table:formula="of:=[.A12]/[.R12]" office:value-type="float" office:value="0.00915271416152278" calcext:value-type="float">
            <text:p>0.00915271416152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2" table:number-rows-spanned="1">
            <text:p>k53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k64</text:p>
          </table:table-cell>
          <table:covered-table-cell/>
          <table:table-cell table:style-name="ce6" office:value-type="string" calcext:value-type="string" table:number-columns-spanned="2" table:number-rows-spanned="1">
            <text:p>k75</text:p>
          </table:table-cell>
          <table:covered-table-cell table:style-name="ce9"/>
          <table:table-cell table:number-columns-repeated="4"/>
          <table:table-cell table:style-name="ce6" office:value-type="string" calcext:value-type="string" table:number-columns-spanned="2" table:number-rows-spanned="1">
            <text:p>k108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k120</text:p>
          </table:table-cell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ce8" office:value-type="float" office:value="1.48888888888889" calcext:value-type="float">
            <text:p>1.48888888888889</text:p>
          </table:table-cell>
          <table:table-cell table:style-name="ce10" table:formula="of:=[.A8]/[.F14]" office:value-type="float" office:value="0.0671641791044776" calcext:value-type="float">
            <text:p>0.067164179104478</text:p>
          </table:table-cell>
          <table:table-cell office:value-type="float" office:value="1.56666666666667" calcext:value-type="float">
            <text:p>1.56666666666667</text:p>
          </table:table-cell>
          <table:table-cell table:style-name="ce4" table:formula="of:=[.A8]/[.H14]" office:value-type="float" office:value="0.0638297872340425" calcext:value-type="float">
            <text:p>0.063829787234043</text:p>
          </table:table-cell>
          <table:table-cell table:style-name="ce7" office:value-type="float" office:value="1.17777777777778" calcext:value-type="float">
            <text:p>1.17777777777778</text:p>
          </table:table-cell>
          <table:table-cell table:style-name="ce9" table:formula="of:=[.A8]/[.J14]" office:value-type="float" office:value="0.0849056603773585" calcext:value-type="float">
            <text:p>0.084905660377359</text:p>
          </table:table-cell>
          <table:table-cell table:number-columns-repeated="4"/>
          <table:table-cell table:style-name="ce7" office:value-type="float" office:value="1.41111111111111" calcext:value-type="float">
            <text:p>1.41111111111111</text:p>
          </table:table-cell>
          <table:table-cell table:style-name="ce9" table:formula="of:=[.A8]/[.P14]" office:value-type="float" office:value="0.0708661417322835" calcext:value-type="float">
            <text:p>0.070866141732284</text:p>
          </table:table-cell>
          <table:table-cell table:style-name="ce12" office:value-type="float" office:value="1.25555555555556" calcext:value-type="float">
            <text:p>1.25555555555556</text:p>
          </table:table-cell>
          <table:table-cell table:style-name="ce9" table:formula="of:=[.A8]/[.R14]" office:value-type="float" office:value="0.079646017699115" calcext:value-type="float">
            <text:p>0.0796460176991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float" office:value="1.41111111111111" calcext:value-type="float">
            <text:p>1.41111111111111</text:p>
          </table:table-cell>
          <table:table-cell table:style-name="ce9" table:formula="of:=[.A9]/[.F15]" office:value-type="float" office:value="0.0424831358493738" calcext:value-type="float">
            <text:p>0.042483135849374</text:p>
          </table:table-cell>
          <table:table-cell office:value-type="float" office:value="1.25555555555556" calcext:value-type="float">
            <text:p>1.25555555555556</text:p>
          </table:table-cell>
          <table:table-cell table:style-name="ce4" table:formula="of:=[.A9]/[.H15]" office:value-type="float" office:value="0.0477465332112431" calcext:value-type="float">
            <text:p>0.047746533211243</text:p>
          </table:table-cell>
          <table:table-cell table:style-name="ce8" office:value-type="float" office:value="1.25555555555556" calcext:value-type="float">
            <text:p>1.25555555555556</text:p>
          </table:table-cell>
          <table:table-cell table:style-name="ce10" table:formula="of:=[.A9]/[.J15]" office:value-type="float" office:value="0.0477465332112431" calcext:value-type="float">
            <text:p>0.047746533211243</text:p>
          </table:table-cell>
          <table:table-cell table:number-columns-repeated="4"/>
          <table:table-cell table:style-name="ce7" office:value-type="float" office:value="1.17777777777778" calcext:value-type="float">
            <text:p>1.17777777777778</text:p>
          </table:table-cell>
          <table:table-cell table:style-name="ce9" table:formula="of:=[.A9]/[.P15]" office:value-type="float" office:value="0.0508996061591553" calcext:value-type="float">
            <text:p>0.050899606159155</text:p>
          </table:table-cell>
          <table:table-cell table:style-name="ce12" office:value-type="float" office:value="1.17777777777778" calcext:value-type="float">
            <text:p>1.17777777777778</text:p>
          </table:table-cell>
          <table:table-cell table:style-name="ce9" table:formula="of:=[.A9]/[.R15]" office:value-type="float" office:value="0.0508996061591554" calcext:value-type="float">
            <text:p>0.05089960615915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float" office:value="1.72222222222222" calcext:value-type="float">
            <text:p>1.72222222222222</text:p>
          </table:table-cell>
          <table:table-cell table:style-name="ce9" table:formula="of:=[.A10]/[.F16]" office:value-type="float" office:value="0.020867305144672" calcext:value-type="float">
            <text:p>0.020867305144672</text:p>
          </table:table-cell>
          <table:table-cell office:value-type="float" office:value="1.25555555555556" calcext:value-type="float">
            <text:p>1.25555555555556</text:p>
          </table:table-cell>
          <table:table-cell table:style-name="ce4" table:formula="of:=[.A10]/[.H16]" office:value-type="float" office:value="0.0286232946674705" calcext:value-type="float">
            <text:p>0.028623294667471</text:p>
          </table:table-cell>
          <table:table-cell table:style-name="ce7" office:value-type="float" office:value="1.56666666666667" calcext:value-type="float">
            <text:p>1.56666666666667</text:p>
          </table:table-cell>
          <table:table-cell table:style-name="ce9" table:formula="of:=[.A10]/[.J16]" office:value-type="float" office:value="0.0229392361519444" calcext:value-type="float">
            <text:p>0.022939236151944</text:p>
          </table:table-cell>
          <table:table-cell table:number-columns-repeated="4"/>
          <table:table-cell table:style-name="ce8" office:value-type="float" office:value="1.56666666666667" calcext:value-type="float">
            <text:p>1.56666666666667</text:p>
          </table:table-cell>
          <table:table-cell table:style-name="ce10" table:formula="of:=[.A10]/[.P16]" office:value-type="float" office:value="0.0229392361519444" calcext:value-type="float">
            <text:p>0.022939236151944</text:p>
          </table:table-cell>
          <table:table-cell table:style-name="ce16" office:value-type="float" office:value="1.64444444444444" calcext:value-type="float">
            <text:p>1.64444444444444</text:p>
          </table:table-cell>
          <table:table-cell table:style-name="ce14" table:formula="of:=[.A10]/[.R16]" office:value-type="float" office:value="0.021854272279893" calcext:value-type="float">
            <text:p>0.02185427227989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float" office:value="1.41111111111111" calcext:value-type="float">
            <text:p>1.41111111111111</text:p>
          </table:table-cell>
          <table:table-cell table:style-name="ce9" table:formula="of:=[.A11]/[.F17]" office:value-type="float" office:value="0.0152676474096748" calcext:value-type="float">
            <text:p>0.015267647409675</text:p>
          </table:table-cell>
          <table:table-cell table:style-name="ce3" office:value-type="float" office:value="1.8" calcext:value-type="float">
            <text:p>1.8</text:p>
          </table:table-cell>
          <table:table-cell table:style-name="ce5" table:formula="of:=[.A11]/[.H17]" office:value-type="float" office:value="0.0119690816112882" calcext:value-type="float">
            <text:p>0.011969081611288</text:p>
          </table:table-cell>
          <table:table-cell table:style-name="ce15" office:value-type="float" office:value="1.8" calcext:value-type="float">
            <text:p>1.8</text:p>
          </table:table-cell>
          <table:table-cell table:style-name="ce9" table:formula="of:=[.A11]/[.J17]" office:value-type="float" office:value="0.0119690816112882" calcext:value-type="float">
            <text:p>0.011969081611288</text:p>
          </table:table-cell>
          <table:table-cell table:number-columns-repeated="4"/>
          <table:table-cell table:style-name="ce7" office:value-type="float" office:value="1.72222222222222" calcext:value-type="float">
            <text:p>1.72222222222222</text:p>
          </table:table-cell>
          <table:table-cell table:style-name="ce9" table:formula="of:=[.A11]/[.P17]" office:value-type="float" office:value="0.0125096207808303" calcext:value-type="float">
            <text:p>0.01250962078083</text:p>
          </table:table-cell>
          <table:table-cell table:style-name="ce13" office:value-type="float" office:value="1.48888888888889" calcext:value-type="float">
            <text:p>1.48888888888889</text:p>
          </table:table-cell>
          <table:table-cell table:style-name="ce10" table:formula="of:=[.A11]/[.R17]" office:value-type="float" office:value="0.0144700837390201" calcext:value-type="float">
            <text:p>0.0144700837390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float" office:value="1.72222222222222" calcext:value-type="float">
            <text:p>1.72222222222222</text:p>
          </table:table-cell>
          <table:table-cell table:style-name="ce9" table:formula="of:=[.A12]/[.F18]" office:value-type="float" office:value="0.00749932063557029" calcext:value-type="float">
            <text:p>0.00749932063557</text:p>
          </table:table-cell>
          <table:table-cell office:value-type="float" office:value="1.72222222222222" calcext:value-type="float">
            <text:p>1.72222222222222</text:p>
          </table:table-cell>
          <table:table-cell table:style-name="ce4" table:formula="of:=[.A12]/[.H18]" office:value-type="float" office:value="0.00749932063557029" calcext:value-type="float">
            <text:p>0.00749932063557</text:p>
          </table:table-cell>
          <table:table-cell table:style-name="ce8" office:value-type="float" office:value="1.25555555555556" calcext:value-type="float">
            <text:p>1.25555555555556</text:p>
          </table:table-cell>
          <table:table-cell table:style-name="ce10" table:formula="of:=[.A12]/[.J18]" office:value-type="float" office:value="0.0102866787479062" calcext:value-type="float">
            <text:p>0.010286678747906</text:p>
          </table:table-cell>
          <table:table-cell table:number-columns-repeated="4"/>
          <table:table-cell table:style-name="ce7" office:value-type="float" office:value="1.41111111111111" calcext:value-type="float">
            <text:p>1.41111111111111</text:p>
          </table:table-cell>
          <table:table-cell table:style-name="ce9" table:formula="of:=[.A12]/[.P18]" office:value-type="float" office:value="0.00915271416152278" calcext:value-type="float">
            <text:p>0.009152714161523</text:p>
          </table:table-cell>
          <table:table-cell table:style-name="ce12" office:value-type="float" office:value="1.48888888888889" calcext:value-type="float">
            <text:p>1.48888888888889</text:p>
          </table:table-cell>
          <table:table-cell table:style-name="ce9" table:formula="of:=[.A12]/[.R18]" office:value-type="float" office:value="0.00867458730233875" calcext:value-type="float">
            <text:p>0.00867458730233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k53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k64</text:p>
          </table:table-cell>
          <table:covered-table-cell table:style-name="ce4"/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1.41111111111111" calcext:value-type="float">
            <text:p>1.41111111111111</text:p>
          </table:table-cell>
          <table:table-cell table:style-name="ce4" table:formula="of:=[.A8]/[.F20]" office:value-type="float" office:value="0.0708661417322835" calcext:value-type="float">
            <text:p>0.070866141732284</text:p>
          </table:table-cell>
          <table:table-cell table:style-name="ce7" office:value-type="float" office:value="1.17777777777778" calcext:value-type="float">
            <text:p>1.17777777777778</text:p>
          </table:table-cell>
          <table:table-cell table:formula="of:=[.A8]/[.H20]" office:value-type="float" office:value="0.0849056603773583" calcext:value-type="float">
            <text:p>0.084905660377358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1.17777777777778" calcext:value-type="float">
            <text:p>1.17777777777778</text:p>
          </table:table-cell>
          <table:table-cell table:style-name="ce4" table:formula="of:=[.A9]/[.F21]" office:value-type="float" office:value="0.0508996061591553" calcext:value-type="float">
            <text:p>0.050899606159155</text:p>
          </table:table-cell>
          <table:table-cell table:style-name="ce8" office:value-type="float" office:value="1.25555555555556" calcext:value-type="float">
            <text:p>1.25555555555556</text:p>
          </table:table-cell>
          <table:table-cell table:style-name="ce10" table:formula="of:=[.A9]/[.H21]" office:value-type="float" office:value="0.0477465332112431" calcext:value-type="float">
            <text:p>0.047746533211243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1.17777777777778" calcext:value-type="float">
            <text:p>1.17777777777778</text:p>
          </table:table-cell>
          <table:table-cell table:style-name="ce4" table:formula="of:=[.A10]/[.F22]" office:value-type="float" office:value="0.0305135122398506" calcext:value-type="float">
            <text:p>0.030513512239851</text:p>
          </table:table-cell>
          <table:table-cell table:style-name="ce11" office:value-type="float" office:value="1.56666666666667" calcext:value-type="float">
            <text:p>1.56666666666667</text:p>
          </table:table-cell>
          <table:table-cell table:style-name="ce14" table:formula="of:=[.A10]/[.H22]" office:value-type="float" office:value="0.0229392361519444" calcext:value-type="float">
            <text:p>0.022939236151944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3" office:value-type="float" office:value="1.8" calcext:value-type="float">
            <text:p>1.8</text:p>
          </table:table-cell>
          <table:table-cell table:style-name="ce5" table:formula="of:=[.A11]/[.F23]" office:value-type="float" office:value="0.0119690816112882" calcext:value-type="float">
            <text:p>0.011969081611288</text:p>
          </table:table-cell>
          <table:table-cell table:style-name="ce7" office:value-type="float" office:value="1.64444444444444" calcext:value-type="float">
            <text:p>1.64444444444444</text:p>
          </table:table-cell>
          <table:table-cell table:formula="of:=[.A11]/[.H23]" office:value-type="float" office:value="0.0131012920339777" calcext:value-type="float">
            <text:p>0.013101292033978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1.72222222222222" calcext:value-type="float">
            <text:p>1.72222222222222</text:p>
          </table:table-cell>
          <table:table-cell table:style-name="ce4" table:formula="of:=[.A12]/[.F24]" office:value-type="float" office:value="0.00749932063557028" calcext:value-type="float">
            <text:p>0.00749932063557</text:p>
          </table:table-cell>
          <table:table-cell table:style-name="ce7" office:value-type="float" office:value="1.56666666666667" calcext:value-type="float">
            <text:p>1.56666666666667</text:p>
          </table:table-cell>
          <table:table-cell table:formula="of:=[.A12]/[.H24]" office:value-type="float" office:value="0.00824393403200985" calcext:value-type="float">
            <text:p>0.0082439340320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2" table:number-rows-spanned="1">
            <text:p>k64</text:p>
          </table:table-cell>
          <table:covered-table-cell table:style-name="ce4"/>
          <table:table-cell table:number-columns-repeated="16"/>
        </table:table-row>
        <table:table-row table:style-name="ro1">
          <table:table-cell table:number-columns-repeated="7"/>
          <table:table-cell office:value-type="float" office:value="1.1" calcext:value-type="float">
            <text:p>1.1</text:p>
          </table:table-cell>
          <table:table-cell table:style-name="ce4" table:formula="of:=[.A8]/[.H26]" office:value-type="float" office:value="0.0909090909090909" calcext:value-type="float">
            <text:p>0.09090909090909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3" office:value-type="float" office:value="1.41111111111111" calcext:value-type="float">
            <text:p>1.41111111111111</text:p>
          </table:table-cell>
          <table:table-cell table:style-name="ce5" table:formula="of:=[.A9]/[.H27]" office:value-type="float" office:value="0.0424831358493738" calcext:value-type="float">
            <text:p>0.04248313584937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8" calcext:value-type="float">
            <text:p>1.8</text:p>
          </table:table-cell>
          <table:table-cell table:style-name="ce4" table:formula="of:=[.A10]/[.H28]" office:value-type="float" office:value="0.0199656314655813" calcext:value-type="float">
            <text:p>0.01996563146558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72222222222222" calcext:value-type="float">
            <text:p>1.72222222222222</text:p>
          </table:table-cell>
          <table:table-cell table:style-name="ce4" table:formula="of:=[.A11]/[.H29]" office:value-type="float" office:value="0.0125096207808303" calcext:value-type="float">
            <text:p>0.0125096207808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72222222222222" calcext:value-type="float">
            <text:p>1.72222222222222</text:p>
          </table:table-cell>
          <table:table-cell table:style-name="ce4" table:formula="of:=[.A12]/[.H30]" office:value-type="float" office:value="0.00749932063557027" calcext:value-type="float">
            <text:p>0.0074993206355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6" office:value-type="string" calcext:value-type="string" table:number-columns-spanned="2" table:number-rows-spanned="1">
            <text:p>k64</text:p>
          </table:table-cell>
          <table:covered-table-cell table:style-name="Default"/>
          <table:table-cell table:number-columns-repeated="16"/>
        </table:table-row>
        <table:table-row table:style-name="ro1">
          <table:table-cell table:number-columns-repeated="7"/>
          <table:table-cell table:style-name="ce12" office:value-type="float" office:value="1.72222222222222" calcext:value-type="float">
            <text:p>1.72222222222222</text:p>
          </table:table-cell>
          <table:table-cell table:formula="of:=[.A8]/[.H32]" office:value-type="float" office:value="0.0580645161290323" calcext:value-type="float">
            <text:p>0.05806451612903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2" office:value-type="float" office:value="1.72222222222222" calcext:value-type="float">
            <text:p>1.72222222222222</text:p>
          </table:table-cell>
          <table:table-cell table:formula="of:=[.A9]/[.H33]" office:value-type="float" office:value="0.034808762921745" calcext:value-type="float">
            <text:p>0.03480876292174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3" office:value-type="float" office:value="1.41111111111111" calcext:value-type="float">
            <text:p>1.41111111111111</text:p>
          </table:table-cell>
          <table:table-cell table:formula="of:=[.A10]/[.H34]" office:value-type="float" office:value="0.0254679708458596" calcext:value-type="float">
            <text:p>0.0254679708458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2" office:value-type="float" office:value="1.56666666666667" calcext:value-type="float">
            <text:p>1.56666666666667</text:p>
          </table:table-cell>
          <table:table-cell table:formula="of:=[.A11]/[.H35]" office:value-type="float" office:value="0.0137517107874375" calcext:value-type="float">
            <text:p>0.01375171078743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2" office:value-type="float" office:value="1.72222222222222" calcext:value-type="float">
            <text:p>1.72222222222222</text:p>
          </table:table-cell>
          <table:table-cell table:formula="of:=[.A12]/[.H36]" office:value-type="float" office:value="0.00749932063557027" calcext:value-type="float">
            <text:p>0.0074993206355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3:29:48.319827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3:39:00.540778623</meta:creation-date>
    <dc:date>2017-11-30T01:25:07.677254925</dc:date>
    <meta:editing-duration>PT1H15M25S</meta:editing-duration>
    <meta:editing-cycles>4</meta:editing-cycles>
    <meta:generator>LibreOffice/5.2.7.2$Linux_X86_64 LibreOffice_project/20$Build-2</meta:generator>
    <meta:document-statistic meta:table-count="1" meta:cell-count="203" meta:object-count="0"/>
  </office:meta>
</office:document-meta>
</file>